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0.29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3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pwr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HT:C_Rect_L16.5mm_W7.0mm_P15.00mm_MK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pem-1ur20_250/kondenzatory-tht-polyesterove/sr-passives/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390u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cy2d391mhd/elektrolyticke-kondenzatory-tht-105degc/nichicon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, C6, C7, C8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THT:CP_Radial_D13.0mm_P5.0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vy1v102mhd/elektrolyticke-kondenzatory-tht-105degc/nichicon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uld1j220med1td/elektrolyticke-kondenzatory-tht-105degc/nichicon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n4007/univerzalne-diody-tht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3, D14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zpy15-tap/zenerove-diody-tht/vishay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5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3p/signalove-konektory-raster-2-54mm/ninigi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ujitsu_FTR-F1C</text:p>
          </table:table-cell>
          <table:table-cell office:value-type="string" calcext:value-type="string">
            <text:p>Relay_THT:Relay_DPDT_Fujitsu_FTR-F1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ftr-f1ca024v/elektromagneticke-rele-miniaturne/fujitsu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w-33r/metalizovane-rezistory-tht-1w/royal-ohm/mor01sj0330a10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411_L9.9mm_D3.6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2k/metalizovane-rezistory-tht-2w/vishay/pr02000202202ja100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w-10k/metalizovane-rezistory-tht-1w/royal-ohm/mor01sj0103a10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1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15acv/stabilizatory-napatia-neregulovane/stmicroelectronics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91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915acv/stabilizatory-napatia-neregulovane/stmicroelectronics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0:52:30.35440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21:02:35.300500014</dc:date>
    <meta:editing-duration>PT11M36S</meta:editing-duration>
    <meta:editing-cycles>6</meta:editing-cycles>
    <meta:generator>LibreOffice/6.0.7.3$Linux_X86_64 LibreOffice_project/00m0$Build-3</meta:generator>
    <meta:document-statistic meta:table-count="1" meta:cell-count="120" meta:object-count="0"/>
  </office:meta>
</office:document-meta>
</file>